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2409*"/>
    </style:style>
    <style:style style:name="Tableau1.B" style:family="table-column">
      <style:table-column-properties style:column-width="4.251cm" style:rel-column-width="2410*"/>
    </style:style>
    <style:style style:name="Tableau1.C" style:family="table-column">
      <style:table-column-properties style:column-width="4.399cm" style:rel-column-width="2494*"/>
    </style:style>
    <style:style style:name="Tableau1.D" style:family="table-column">
      <style:table-column-properties style:column-width="4.101cm" style:rel-column-width="232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min-row-height="0.21cm"/>
    </style:style>
    <style:style style:name="P1" style:family="paragraph" style:parent-style-name="Standard">
      <style:text-properties officeooo:rsid="0007b791" officeooo:paragraph-rsid="0007b791"/>
    </style:style>
    <style:style style:name="P2" style:family="paragraph" style:parent-style-name="Standard">
      <style:paragraph-properties fo:text-align="center" style:justify-single-word="false"/>
      <style:text-properties officeooo:rsid="000e48a5" officeooo:paragraph-rsid="000e48a5"/>
    </style:style>
    <style:style style:name="P3" style:family="paragraph" style:parent-style-name="Table_20_Contents">
      <style:text-properties officeooo:rsid="0009a583" officeooo:paragraph-rsid="0009a583"/>
    </style:style>
    <style:style style:name="P4" style:family="paragraph" style:parent-style-name="Table_20_Contents">
      <style:text-properties fo:font-weight="bold" officeooo:rsid="0009a583" officeooo:paragraph-rsid="0009a583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rsid="000b89f0" officeooo:paragraph-rsid="000d9949" style:font-weight-asian="bold" style:font-weight-complex="bold"/>
    </style:style>
    <style:style style:name="P7" style:family="paragraph" style:parent-style-name="Table_20_Contents">
      <style:text-properties fo:font-weight="bold" officeooo:rsid="000b89f0" officeooo:paragraph-rsid="000e48a5" style:font-weight-asian="bold" style:font-weight-complex="bold"/>
    </style:style>
    <style:style style:name="P8" style:family="paragraph" style:parent-style-name="Table_20_Contents">
      <style:text-properties fo:font-weight="bold" officeooo:paragraph-rsid="000e48a5" style:font-weight-asian="bold" style:font-weight-complex="bold"/>
    </style:style>
    <style:style style:name="P9" style:family="paragraph" style:parent-style-name="Table_20_Contents">
      <style:text-properties fo:font-weight="bold" officeooo:rsid="0009d3a2" officeooo:paragraph-rsid="0009d3a2" style:font-weight-asian="bold" style:font-weight-complex="bold"/>
    </style:style>
    <style:style style:name="P10" style:family="paragraph" style:parent-style-name="Table_20_Contents">
      <style:text-properties fo:font-weight="bold" officeooo:rsid="0009d3a2" officeooo:paragraph-rsid="000f67b8" style:font-weight-asian="bold" style:font-weight-complex="bold"/>
    </style:style>
    <style:style style:name="P11" style:family="paragraph" style:parent-style-name="Table_20_Contents">
      <style:text-properties officeooo:rsid="0009d3a2" officeooo:paragraph-rsid="0009d3a2"/>
    </style:style>
    <style:style style:name="P12" style:family="paragraph" style:parent-style-name="Table_20_Contents">
      <style:text-properties officeooo:rsid="0009d3a2" officeooo:paragraph-rsid="000d9949"/>
    </style:style>
    <style:style style:name="P13" style:family="paragraph" style:parent-style-name="Table_20_Contents">
      <style:text-properties officeooo:rsid="0009d3a2" officeooo:paragraph-rsid="000f67b8"/>
    </style:style>
    <style:style style:name="P14" style:family="paragraph" style:parent-style-name="Table_20_Contents">
      <style:text-properties officeooo:rsid="000b5ff2" officeooo:paragraph-rsid="000b5ff2"/>
    </style:style>
    <style:style style:name="P15" style:family="paragraph" style:parent-style-name="Table_20_Contents">
      <style:text-properties officeooo:rsid="000b5ff2" officeooo:paragraph-rsid="000b89f0"/>
    </style:style>
    <style:style style:name="P16" style:family="paragraph" style:parent-style-name="Table_20_Contents">
      <style:text-properties officeooo:rsid="000b5ff2" officeooo:paragraph-rsid="000f67b8"/>
    </style:style>
    <style:style style:name="P17" style:family="paragraph" style:parent-style-name="Table_20_Contents">
      <style:text-properties officeooo:paragraph-rsid="000b89f0"/>
    </style:style>
    <style:style style:name="P18" style:family="paragraph" style:parent-style-name="Table_20_Contents">
      <style:text-properties fo:font-weight="normal" officeooo:rsid="0009d3a2" officeooo:paragraph-rsid="000d9949" style:font-weight-asian="normal" style:font-weight-complex="normal"/>
    </style:style>
    <style:style style:name="P19" style:family="paragraph" style:parent-style-name="Table_20_Contents">
      <style:text-properties officeooo:paragraph-rsid="000d9949"/>
    </style:style>
    <style:style style:name="P20" style:family="paragraph" style:parent-style-name="Table_20_Contents">
      <style:text-properties officeooo:paragraph-rsid="000e48a5"/>
    </style:style>
    <style:style style:name="P21" style:family="paragraph" style:parent-style-name="Table_20_Contents">
      <style:text-properties officeooo:paragraph-rsid="000f67b8"/>
    </style:style>
    <style:style style:name="P22" style:family="paragraph" style:parent-style-name="Table_20_Contents">
      <style:text-properties officeooo:rsid="000f67b8" officeooo:paragraph-rsid="000f67b8"/>
    </style:style>
    <style:style style:name="P23" style:family="paragraph" style:parent-style-name="Table_20_Contents">
      <style:text-properties officeooo:rsid="00101bf0" officeooo:paragraph-rsid="000f67b8"/>
    </style:style>
    <style:style style:name="P24" style:family="paragraph" style:parent-style-name="Text_20_body">
      <style:text-properties officeooo:paragraph-rsid="000f67b8"/>
    </style:style>
    <style:style style:name="T1" style:family="text">
      <style:text-properties officeooo:rsid="0009a583"/>
    </style:style>
    <style:style style:name="T2" style:family="text">
      <style:text-properties officeooo:rsid="0009d3a2"/>
    </style:style>
    <style:style style:name="T3" style:family="text">
      <style:text-properties officeooo:rsid="000b5ff2"/>
    </style:style>
    <style:style style:name="T4" style:family="text">
      <style:text-properties officeooo:rsid="000b89f0"/>
    </style:style>
    <style:style style:name="T5" style:family="text">
      <style:text-properties officeooo:rsid="000d5dd2"/>
    </style:style>
    <style:style style:name="T6" style:family="text">
      <style:text-properties officeooo:rsid="000d994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5dd2" style:font-weight-asian="bold" style:font-weight-complex="bold"/>
    </style:style>
    <style:style style:name="T9" style:family="text">
      <style:text-properties fo:font-weight="bold" officeooo:rsid="0009d3a2" style:font-weight-asian="bold" style:font-weight-complex="bold"/>
    </style:style>
    <style:style style:name="T10" style:family="text">
      <style:text-properties fo:font-weight="bold" officeooo:rsid="000b5ff2" style:font-weight-asian="bold" style:font-weight-complex="bold"/>
    </style:style>
    <style:style style:name="T11" style:family="text">
      <style:text-properties fo:font-weight="bold" officeooo:rsid="000e48a5" style:font-weight-asian="bold" style:font-weight-complex="bold"/>
    </style:style>
    <style:style style:name="T12" style:family="text">
      <style:text-properties fo:font-weight="bold" officeooo:rsid="00101bf0" style:font-weight-asian="bold" style:font-weight-complex="bold"/>
    </style:style>
    <style:style style:name="T13" style:family="text">
      <style:text-properties officeooo:rsid="000e48a5"/>
    </style:style>
    <style:style style:name="T14" style:family="text">
      <style:text-properties officeooo:rsid="000f67b8"/>
    </style:style>
    <style:style style:name="T15" style:family="text">
      <style:text-properties officeooo:rsid="00101bf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TUATION 4 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Jason</text:p>
          </table:table-cell>
          <table:table-cell table:style-name="Tableau1.A1" office:value-type="string">
            <text:p text:style-name="P3">Samuel</text:p>
          </table:table-cell>
          <table:table-cell table:style-name="Tableau1.A1" office:value-type="string">
            <text:p text:style-name="P3">Kenneth</text:p>
          </table:table-cell>
          <table:table-cell table:style-name="Tableau1.D1" office:value-type="string">
            <text:p text:style-name="P3">Taha</text:p>
          </table:table-cell>
        </table:table-row>
        <table:table-row>
          <table:table-cell table:style-name="Tableau1.A2" office:value-type="string">
            <text:p text:style-name="P4">Impossible d’accéder à internet <text:s/></text:p>
          </table:table-cell>
          <table:table-cell table:style-name="Tableau1.A2" office:value-type="string">
            <text:p text:style-name="P5">M<text:span text:style-name="T1">on collègue n’a pas accès au réseau / Pas de connexion réseau</text:span></text:p>
          </table:table-cell>
          <table:table-cell table:style-name="Tableau1.A2" office:value-type="string">
            <text:p text:style-name="P4">Problème pour accéder à des sites web</text:p>
          </table:table-cell>
          <table:table-cell table:style-name="Tableau1.D2" office:value-type="string">
            <text:p text:style-name="P4">Le site statmagasin ne fonctionne pas </text:p>
          </table:table-cell>
        </table:table-row>
        <table:table-row table:style-name="Tableau1.3">
          <table:table-cell table:style-name="Tableau1.A2" office:value-type="string">
            <text:p text:style-name="P11">Vérifie<text:span text:style-name="T14">z </text:span><text:span text:style-name="T6">que tous </text:span>les câbles <text:span text:style-name="T6">soient correctement branchés </text:span></text:p>
            <text:p text:style-name="P11"/>
            <text:p text:style-name="P11">Vérifie<text:span text:style-name="T14">z</text:span> la connexion entre le post<text:span text:style-name="T6">e</text:span> et le switch</text:p>
            <text:p text:style-name="P11"/>
            <text:p text:style-name="P21"><text:span text:style-name="Strong_20_Emphasis">Testez la connectivité</text:span> : Vous pouvez utiliser la commande <text:span text:style-name="T8">ping</text:span></text:p>
            <text:p text:style-name="P11"/>
            <text:p text:style-name="P7">Vérifie<text:span text:style-name="T14">z</text:span> le fonctionnement du DHCP :</text:p>
            <text:p text:style-name="P20"><text:span text:style-name="T4">Le fichier de configuration se trouve généralement à</text:span></text:p>
            <text:p text:style-name="P8"><text:span text:style-name="T4">/</text:span><text:span text:style-name="T13">etc/dhcp/dhcpd.conf</text:span></text:p>
            <text:p text:style-name="P20"><text:span text:style-name="T13">Redémarre</text:span><text:span text:style-name="T14">z</text:span><text:span text:style-name="T13"> le DHCP avec </text:span><text:span text:style-name="T11">systemctl restart isc-dhcp-server</text:span></text:p>
            <text:p text:style-name="P20"/>
            <text:p text:style-name="P9">Vérifie<text:span text:style-name="T14">z</text:span> <text:span text:style-name="T3">les fichiers de configuration DNS et MAIL :</text:span></text:p>
            <text:p text:style-name="P20"><text:span text:style-name="T13">Utilise</text:span><text:span text:style-name="T14">z</text:span><text:span text:style-name="T13"> les commandes : </text:span><text:span text:style-name="T7">traceroute</text:span> <text:span text:style-name="T13">qui t</text:span>este le chemin parcouru, il montre aussi où le chemin réseau échoue,</text:p>
            <text:p text:style-name="Text_20_body"><text:bookmark text:name="docs-internal-guid-0c797649-7fff-16d0-3f39-0f79766c1f6d"/><text:span text:style-name="T13">la commande </text:span><text:span text:style-name="T11">t</text:span><text:span text:style-name="T7">elnet</text:span> <text:span text:style-name="T13">qui t</text:span>este un serveur spécifique sur le serveur et si il est accessible</text:p>
            <text:p text:style-name="P20"/>
          </table:table-cell>
          <table:table-cell table:style-name="Tableau1.A2" office:value-type="string">
            <text:p text:style-name="P12">Vérifier <text:span text:style-name="T6">que tous </text:span>les câbles <text:span text:style-name="T6">soient correctement branchés</text:span></text:p>
            <text:p text:style-name="P12"/>
            <text:p text:style-name="P19"><text:span text:style-name="T6">Utiliser la commande ipconfig </text:span>pour vérifier l'adresse IP, le masque de sous-réseau et la passerelle par défaut</text:p>
            <text:p text:style-name="P19"/>
            <text:p text:style-name="P13">Vérifie<text:span text:style-name="T14">z</text:span> la connexion entre le post<text:span text:style-name="T6">e</text:span> et le switc<text:span text:style-name="T14">h</text:span></text:p>
            <text:p text:style-name="P19"/>
            <text:p text:style-name="P16">Vérifie<text:span text:style-name="T14">z</text:span> si le post<text:span text:style-name="T6">e </text:span>client 2 est bien connect<text:span text:style-name="T4">é au réseau</text:span></text:p>
            <text:p text:style-name="P16"/>
            <text:p text:style-name="P6">Vérifier le fonctionnement du DHCP :</text:p>
            <text:p text:style-name="P20"><text:span text:style-name="T4">Le fichier de configuration se trouve généralement à</text:span></text:p>
            <text:p text:style-name="P20"><text:span text:style-name="T4">/</text:span><text:span text:style-name="T13">etc/dhcp/dhcpd.conf</text:span></text:p>
            <text:p text:style-name="P20"><text:span text:style-name="T13">Redémarrer le DHCP avec systemctl restart isc-dhcp-server</text:span></text:p>
            <text:p text:style-name="P15"><text:span text:style-name="T4"><text:s/></text:span></text:p>
            <text:p text:style-name="P10">Vérifie<text:span text:style-name="T14">z</text:span> <text:span text:style-name="T3">les fichiers de configuration DNS et MAIL :</text:span></text:p>
            <text:p text:style-name="P21"><text:span text:style-name="T13">Utilise</text:span><text:span text:style-name="T14">z</text:span><text:span text:style-name="T13"> les commandes : </text:span><text:span text:style-name="T7">traceroute</text:span> <text:span text:style-name="T13">qui t</text:span>este le chemin parcouru, il montre aussi où le chemin réseau échoue,</text:p>
            <text:p text:style-name="P24"><text:bookmark text:name="docs-internal-guid-0c797649-7fff-16d0-3f39-0f79766c1f6d Copie 1"/><text:span text:style-name="T13">la commande </text:span><text:span text:style-name="T11">t</text:span><text:span text:style-name="T7">elnet</text:span> <text:span text:style-name="T13">qui t</text:span>este un serveur spécifique sur le serveur et si il est accessible</text:p>
            <text:p text:style-name="P14"><text:soft-page-break/></text:p>
          </table:table-cell>
          <table:table-cell table:style-name="Tableau1.A2" office:value-type="string">
            <text:p text:style-name="P18"><text:span text:style-name="T2">Vérifie</text:span><text:span text:style-name="T14">z</text:span><text:span text:style-name="T2"> </text:span><text:span text:style-name="T6">que tous </text:span><text:span text:style-name="T2">les câbles </text:span><text:span text:style-name="T6">soient correctement branchés</text:span></text:p>
            <text:p text:style-name="P17"><text:span text:style-name="T9"/></text:p>
            <text:p text:style-name="P17"><text:span text:style-name="T9">Vérifiez </text:span><text:span text:style-name="T10">les fichiers configuration DNS :</text:span><text:span text:style-name="T3"> </text:span>tapez <text:span text:style-name="T8">ipconfig /all</text:span> pour vérifier les paramètres IP, y compris l'adresse IP, le masque de sous-réseau, la passerelle par défaut et les serveurs DNS. </text:p>
            <text:p text:style-name="P17"/>
            <text:p text:style-name="P17"><text:span text:style-name="Strong_20_Emphasis">Testez la connectivité</text:span> : Vous pouvez utiliser la commande <text:span text:style-name="T8">ping</text:span></text:p>
            <text:p text:style-name="P17"/>
          </table:table-cell>
          <table:table-cell table:style-name="Tableau1.D2" office:value-type="string">
            <text:p text:style-name="P17"><text:span text:style-name="T4">Vérifie</text:span><text:span text:style-name="T14">z</text:span><text:span text:style-name="T4"> </text:span>l'adresse IP associée au nom de domaine, ainsi que le serveur DNS utilisé pour la requête <text:span text:style-name="T5">avec la commande nslookup</text:span>.</text:p>
            <text:p text:style-name="P17"/>
            <text:p text:style-name="P22">Vérifiez les paramètres de configuration des fichiers <text:span text:style-name="T7">/</text:span><text:span text:style-name="T12">etc/bind/</text:span><text:span text:style-name="T15"> et vérifiez les fichiers de zone </text:span><text:span text:style-name="T12">db.statmagasin.conf</text:span></text:p>
            <text:p text:style-name="P23"><text:span text:style-name="T1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4:23:19.868198764</meta:creation-date>
    <dc:date>2025-01-09T16:29:29.864701310</dc:date>
    <meta:editing-duration>PT3M43S</meta:editing-duration>
    <meta:editing-cycles>1</meta:editing-cycles>
    <meta:document-statistic meta:table-count="1" meta:image-count="0" meta:object-count="0" meta:page-count="2" meta:paragraph-count="36" meta:word-count="321" meta:character-count="2029" meta:non-whitespace-character-count="1736"/>
    <meta:generator>LibreOffice/24.2.5.2$Linux_X86_64 LibreOffice_project/420$Build-2</meta:generator>
  </office:meta>
</office:document-meta>
</file>